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1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2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fo:min-height="10.5cm"/>
    </style:style>
    <style:style style:name="pr13" style:family="presentation" style:parent-style-name="lyt-cool-outline1">
      <style:graphic-properties draw:fill-color="#ffffff" draw:auto-grow-height="true" fo:min-height="5cm"/>
    </style:style>
    <style:style style:name="pr14" style:family="presentation" style:parent-style-name="lyt-cool-outline1">
      <style:graphic-properties draw:fill-color="#ffffff" draw:auto-grow-height="true" fo:min-height="3.069cm"/>
    </style:style>
    <style:style style:name="pr15" style:family="presentation" style:parent-style-name="lyt-cool-outline1">
      <style:graphic-properties draw:fill-color="#ffffff" draw:auto-grow-height="true" fo:min-height="1.569cm"/>
    </style:style>
    <style:style style:name="pr16" style:family="presentation" style:parent-style-name="lyt-cool-outline1">
      <style:graphic-properties draw:fill-color="#ffffff" draw:auto-grow-height="true" fo:min-height="2.069cm"/>
    </style:style>
    <style:style style:name="pr17" style:family="presentation" style:parent-style-name="lyt-cool-outline1">
      <style:graphic-properties draw:fill-color="#ffffff" draw:auto-grow-height="true" fo:min-height="8.5cm"/>
    </style:style>
    <style:style style:name="pr18" style:family="presentation" style:parent-style-name="lyt-cool-outline1">
      <style:graphic-properties draw:fill-color="#ffffff" draw:auto-grow-height="true" fo:min-height="2.731cm"/>
    </style:style>
    <style:style style:name="pr19" style:family="presentation" style:parent-style-name="lyt-cool-outline1">
      <style:graphic-properties draw:fill-color="#ffffff" draw:auto-grow-height="true" fo:min-height="9.5cm"/>
    </style:style>
    <style:style style:name="pr20" style:family="presentation" style:parent-style-name="lyt-cool-outline1">
      <style:graphic-properties draw:fill-color="#ffffff" draw:auto-grow-height="true" fo:min-height="6.5cm"/>
    </style:style>
    <style:style style:name="pr21" style:family="presentation" style:parent-style-name="lyt-cool-outline1">
      <style:graphic-properties draw:fill-color="#ffffff" draw:auto-grow-height="true" fo:min-height="3.5cm"/>
    </style:style>
    <style:style style:name="pr22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3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family="'Bitstream Vera Sans Mono'" style:font-family-generic="swiss" style:font-pitch="fixed" fo:font-size="28pt"/>
    </style:style>
    <style:style style:name="T26" style:family="text">
      <style:text-properties fo:font-family="Albany" style:font-family-generic="swiss" fo:font-size="28pt"/>
    </style:style>
    <style:style style:name="T27" style:family="text">
      <style:text-properties fo:font-family="Albany" style:font-family-generic="swiss" fo:font-size="28pt" fo:font-weight="bold"/>
    </style:style>
    <style:style style:name="T28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0" style:family="text">
      <style:text-properties fo:font-size="28pt" fo:font-style="normal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weight="bold"/>
    </style:style>
    <style:style style:name="T43" style:family="text">
      <style:text-properties fo:font-size="24pt"/>
    </style:style>
    <style:style style:name="T44" style:family="text">
      <style:text-properties fo:font-size="24pt" fo:font-weight="bold"/>
    </style:style>
    <style:style style:name="T45" style:family="text">
      <style:text-properties fo:font-size="24pt" fo:font-style="normal"/>
    </style:style>
    <style:style style:name="T46" style:family="text">
      <style:text-properties fo:font-family="'Bitstream Vera Sans Mono'" style:font-family-generic="swiss" style:font-pitch="fixed" fo:font-size="24pt" fo:font-weight="normal"/>
    </style:style>
    <style:style style:name="T47" style:family="text">
      <style:text-properties fo:font-size="14pt" style:font-size-asian="18pt" style:font-size-complex="18pt"/>
    </style:style>
    <style:style style:name="T48" style:family="text">
      <style:text-properties fo:font-size="14pt"/>
    </style:style>
    <style:style style:name="T49" style:family="text">
      <style:text-properties style:text-underline-style="none"/>
    </style:style>
    <style:style style:name="T50" style:family="text">
      <style:text-properties fo:font-style="italic" style:text-underline-style="none"/>
    </style:style>
    <style:style style:name="T51" style:family="text">
      <style:text-properties fo:font-size="28pt" style:text-underline-style="none"/>
    </style:style>
    <style:style style:name="T52" style:family="text">
      <style:text-properties fo:font-family="'Courier New'" style:font-family-generic="modern" style:font-pitch="fixed" fo:font-size="28pt" style:text-underline-style="none"/>
    </style:style>
    <style:style style:name="T53" style:family="text">
      <style:text-properties fo:font-size="28pt" fo:font-style="normal" fo:font-weight="bold"/>
    </style:style>
    <style:style style:name="T54" style:family="text">
      <style:text-properties style:text-position="sub 58%" fo:font-size="28pt" fo:font-style="italic"/>
    </style:style>
    <style:style style:name="T55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6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7" style:family="text">
      <style:text-properties fo:font-size="28pt" style:text-underline-style="none" fo:font-weight="normal"/>
    </style:style>
    <style:style style:name="T58" style:family="text">
      <style:text-properties fo:font-family="'Courier New'" style:font-family-generic="modern" style:font-pitch="fixed" fo:font-size="28pt" style:text-underline-style="none" fo:font-weight="normal"/>
    </style:style>
    <style:style style:name="T59" style:family="text">
      <style:text-properties fo:font-size="28pt" fo:font-weight="normal"/>
    </style:style>
    <style:style style:name="T60" style:family="text">
      <style:text-properties fo:font-size="28pt" fo:font-style="italic" fo:font-weight="normal"/>
    </style:style>
    <style:style style:name="T61" style:family="text">
      <style:text-properties fo:font-family="'Bitstream Vera Sans Mono'" style:font-family-generic="swiss" style:font-pitch="fixed" fo:font-size="28pt" fo:font-weight="bold"/>
    </style:style>
    <style:style style:name="T62" style:family="text">
      <style:text-properties style:text-position="sub 58%" fo:font-size="28pt" fo:font-style="italic" fo:font-weight="normal"/>
    </style:style>
    <style:style style:name="T63" style:family="text">
      <style:text-properties fo:font-family="OpenSymbol" style:font-style-name="Regular" style:font-pitch="variable" style:font-charset="x-symbol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4" style:family="text">
      <style:text-properties style:text-position="sub 58%" fo:font-family="Arial" style:font-family-generic="swiss" style:font-pitch="variable" fo:font-size="28pt" fo:font-style="italic" fo:font-weight="normal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style:style style:name="T65" style:family="text">
      <style:text-properties fo:font-family="Arial" style:font-family-generic="swiss" style:font-pitch="variable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6" style:family="text">
      <style:text-properties fo:font-family="StarSymbol" style:font-style-name="Regular" style:font-pitch="variable" style:font-charset="x-symbol" fo:font-size="28pt" fo:font-weight="normal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67" style:family="text">
      <style:text-properties style:text-position="sub 58%" fo:font-family="Albany" style:font-family-generic="swiss" fo:font-size="28pt" fo:font-style="italic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8" style:family="text">
      <style:text-properties fo:font-family="Albany" style:font-family-generic="swiss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9" style:family="text">
      <style:text-properties fo:font-family="'Bitstream Vera Sans Mono'" style:font-family-generic="swiss" style:font-pitch="fixed" fo:font-size="24pt" fo:font-weight="normal"/>
    </style:style>
    <style:style style:name="T70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1: ME Of A Point Source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1" draw:text-style-name="P6" draw:layer="layout" svg:width="24.942cm" svg:height="3.508cm" svg:x="2.058cm" svg:y="1.542cm" presentation:class="title" presentation:user-transformed="true">
          <draw:text-box>
            <text:p text:style-name="P6"><text:span text:style-name="T4">The Measurement Equation:</text:span><text:span text:style-name="T4"><text:line-break/></text:span><text:span text:style-name="T4">Putting the “Meq” into MeqTrees!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0] I use Jones matrices to do my taxe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one of those unknown knowns (the things we don't know we know) that Donald Rumsfeld didn't know he knew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<text:span text:style-name="T1">Jones Matrices</text:span></text:p>
          </draw:text-box>
        </draw:frame>
        <draw:frame draw:style-name="gr2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rrelations &amp; Visibilities</text:p>
          </draw:text-box>
        </draw:frame>
        <draw:frame draw:style-name="gr2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ree Layers Of Intuition</text:p>
          </draw:text-box>
        </draw:frame>
        <draw:frame presentation:style-name="pr12" draw:text-style-name="P9" draw:layer="layout" svg:width="23.912cm" svg:height="10.5cm" svg:x="2cm" svg:y="6cm" presentation:class="outline" presentation:user-transformed="true">
          <draw:text-box>
            <text:list text:style-name="L2">
              <text:list-item>
                <text:p text:style-name="P9"><text:span text:style-name="T5">Physical:</text:span> beam gain<text:span text:style-name="T18">, parallactic ang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P.A. rotates polarization angl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Geometrical:</text:span><text:span text:style-name="T18"> stretching, rota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do not commute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Mathematical:</text:span><text:span text:style-name="T18"> matrix properties</text:span></text:p>
              </text:list-item>
            </text:list>
          </draw:text-box>
        </draw:frame>
        <draw:frame draw:style-name="gr2" draw:layer="layout" svg:width="22.213cm" svg:height="3.893cm" svg:x="3.287cm" svg:y="15.6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2">
              <text:list-item>
                <text:p text:style-name="P9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3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4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5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6" draw:layer="layout" svg:x1="2.5cm" svg:y1="14.5cm" svg:x2="7cm" svg:y2="7.5cm">
          <text:p text:style-name="P1"/>
        </draw:line>
        <draw:line draw:style-name="gr4" draw:text-style-name="P16" draw:layer="layout" svg:x1="9cm" svg:y1="14.5cm" svg:x2="13.5cm" svg:y2="7.5cm">
          <text:p text:style-name="P1"/>
        </draw:line>
        <draw:line draw:style-name="gr5" draw:text-style-name="P17" draw:layer="layout" svg:x1="5cm" svg:y1="18.5cm" svg:x2="2.5cm" svg:y2="14.5cm">
          <text:p text:style-name="P1"/>
        </draw:line>
        <draw:line draw:style-name="gr5" draw:text-style-name="P16" draw:layer="layout" svg:x1="5cm" svg:y1="18.5cm" svg:x2="9cm" svg:y2="14.5cm">
          <text:p text:style-name="P1"/>
        </draw:line>
        <draw:line draw:style-name="gr5" draw:text-style-name="P16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<text:span text:style-name="T13">K</text:span>: Breaking The<text:line-break/>Coherency Barrier</text:p>
          </draw:text-box>
        </draw:frame>
        <draw:frame presentation:style-name="pr2" draw:text-style-name="P12" draw:layer="layout" svg:width="25cm" svg:height="13.765cm" svg:x="2cm" svg:y="5.735cm" presentation:class="outline" presentation:user-transformed="true">
          <draw:text-box>
            <text:list text:style-name="L2">
              <text:list-item>
                <text:p text:style-name="P9"><text:span text:style-name="T24">The interferometer phase term is traditionally considered separately; however, it fits the Jones formalism like a glove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s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Forget about the Fourier Transfor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6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</text:span><text:span text:style-name="T25">Day2/demo1-predict-ps.py</text:span></text:p>
              </text:list-item>
            </text:list>
            <text:list text:style-name="L2">
              <text:list-item>
                <text:p text:style-name="P9"><text:span text:style-name="T26">The </text:span><text:span text:style-name="T27">Meq.MatrixMultiply</text:span><text:span text:style-name="T26"> node implements matrix multiplication.</text:span></text:p>
              </text:list-item>
            </text:list>
            <text:list text:style-name="L2">
              <text:list-item>
                <text:p text:style-name="P9"><text:span text:style-name="T28">We repeat this for all interferometers (all </text:span><text:span text:style-name="T29">p-q</text:span><text:span text:style-name="T28"> pairs), in a </text:span><text:span text:style-name="T30">for</text:span><text:span text:style-name="T28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6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31">The </text:span><text:span text:style-name="T32">Meq.Matrix22</text:span><text:span text:style-name="T31"> shortcut creates a matrix from four children (using a <text:s/></text:span><text:span text:style-name="T32">Meq.Composer</text:span><text:span text:style-name="T31"> node).</text:span></text:p>
              </text:list-item>
            </text:list>
            <text:list text:style-name="L2">
              <text:list-item>
                <text:p text:style-name="P9"><text:span text:style-name="T33">IQUV</text:span><text:span text:style-name="T34">'s</text:span><text:span text:style-name="T31"> will be hardwired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7" draw:text-style-name="P12" draw:layer="layout" svg:width="23.912cm" svg:height="10.354cm" svg:x="2.5cm" svg:y="9cm" presentation:class="outline" presentation:user-transformed="true">
          <draw:text-box>
            <text:list text:style-name="L2">
              <text:list-item>
                <text:p text:style-name="P9"><text:span text:style-name="T35">The </text:span><text:span text:style-name="T36">Meq.VisPhaseShift</text:span><text:span text:style-name="T35"> node computes the phase shift term as defined above.</text:span></text:p>
              </text:list-item>
            </text:list>
            <text:list text:style-name="L2">
              <text:list-item>
                <text:p text:style-name="P9"><text:span text:style-name="T35">Takes two “vector” children for </text:span><text:span text:style-name="T37">uvw</text:span><text:span text:style-name="T38">'s</text:span><text:span text:style-name="T37"> </text:span><text:span text:style-name="T38">(in meters)</text:span><text:span text:style-name="T35"> and </text:span><text:span text:style-name="T37">lmn</text:span><text:span text:style-name="T38">'s</text:span><text:span text:style-name="T35">.</text:span></text:p>
              </text:list-item>
            </text:list>
            <text:list text:style-name="L2">
              <text:list-item>
                <text:p text:style-name="P9"><text:span text:style-name="T35">The </text:span><text:span text:style-name="T36">Meq.ConjTranspose</text:span><text:span text:style-name="T35"> shortcut implements the “</text:span><text:span text:style-name="T39">†</text:span><text:span text:style-name="T28">” operation.</text:span></text:p>
              </text:list-item>
            </text:list>
            <text:list text:style-name="L2">
              <text:list-item>
                <text:p text:style-name="P9"><text:span text:style-name="T35">We can explicitly form up an </text:span><text:span text:style-name="T37">(l,m,n-1)</text:span><text:span text:style-name="T35"> vector using a </text:span><text:span text:style-name="T36">Meq.Composer</text:span><text:span text:style-name="T35"> node.</text:span></text:p>
              </text:list-item>
            </text:list>
            <text:list text:style-name="L2">
              <text:list-item>
                <text:p text:style-name="P9"><text:span text:style-name="T35">But where do we get the </text:span><text:span text:style-name="T37">uvw's</text:span><text:span text:style-name="T35">?</text:span></text:p>
              </text:list-item>
            </text:list>
          </draw:text-box>
        </draw:frame>
        <draw:frame draw:style-name="gr2" draw:layer="layout" svg:width="20.195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40">Where do </text:span><text:span text:style-name="T41">uvw'</text:span><text:span text:style-name="T40">s come from?</text:span></text:p>
              </text:list-item>
            </text:list>
            <text:list text:style-name="L2">
              <text:list-item>
                <text:p text:style-name="P4"><text:span text:style-name="T41">uvw</text:span><text:span text:style-name="T16">'s can be computed by a </text:span><text:span text:style-name="T42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3">An </text:span><text:span text:style-name="T21">init-script</text:span><text:span text:style-name="T43"> is a Python script that is executed </text:span><text:span text:style-name="T21">on the kernel side</text:span><text:span text:style-name="T43"> by the </text:span><text:span text:style-name="T44">VisDataMux</text:span><text:span text:style-name="T43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3">It can provide a </text:span><text:span text:style-name="T21">MS header handler </text:span><text:span text:style-name="T45">(among other things).</text:span></text:p>
              </text:list-item>
            </text:list>
            <text:list text:style-name="L2">
              <text:list-item>
                <text:p text:style-name="P9"><text:span text:style-name="T45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3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3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:</text:span><text:span text:style-name="T21">p</text:span><text:span text:style-name="T43">”, “y:</text:span><text:span text:style-name="T21">p</text:span><text:span text:style-name="T43">”, “z:</text:span><text:span text:style-name="T21">p</text:span><text:span text:style-name="T43">” for position of antenna #</text:span><text:span text:style-name="T21">p</text:span><text:span text:style-name="T43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3">Placeholders are created as constants, e.g. “</text:span><text:span text:style-name="T46">ns.ra0&lt;&lt;0</text:span><text:span text:style-name="T43">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8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2">VisTile</text:span><text:span text:style-name="T16"> is an intermediate </text:span><text:span text:style-name="T41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6" draw:text-style-name="P20" draw:layer="layout" svg:width="5.5cm" svg:height="1.5cm" draw:transform="rotate (1.5707963267946) translate (3cm 19.5cm)">
            <text:p text:style-name="P14"><text:span text:style-name="T47">DATA</text:span></text:p>
          </draw:rect>
          <draw:rect draw:style-name="gr6" draw:text-style-name="P16" draw:layer="layout" svg:width="6cm" svg:height="1.5cm" svg:x="3cm" svg:y="12.5cm">
            <text:p text:style-name="P14">MS columns</text:p>
          </draw:rect>
          <draw:rect draw:style-name="gr6" draw:text-style-name="P20" draw:layer="layout" svg:width="5.5cm" svg:height="1.5cm" draw:transform="rotate (1.5707963267946) translate (4.5cm 19.5cm)">
            <text:p text:style-name="P14"><text:span text:style-name="T47">MODEL_DATA</text:span></text:p>
          </draw:rect>
          <draw:rect draw:style-name="gr6" draw:text-style-name="P20" draw:layer="layout" svg:width="5.5cm" svg:height="1.5cm" draw:transform="rotate (1.5707963267946) translate (6cm 19.5cm)">
            <text:p text:style-name="P14"><text:span text:style-name="T47">CORRECTED_DATA</text:span></text:p>
          </draw:rect>
          <draw:rect draw:style-name="gr7" draw:text-style-name="P20" draw:layer="layout" svg:width="5.5cm" svg:height="1.5cm" draw:transform="rotate (1.5707963267946) translate (7.5cm 19.5cm)">
            <text:p text:style-name="P14"><text:span text:style-name="T47">??</text:span></text:p>
          </draw:rect>
        </draw:g>
        <draw:g>
          <draw:rect draw:style-name="gr8" draw:text-style-name="P14" draw:layer="layout" svg:width="4.5cm" svg:height="1.5cm" svg:x="12.5cm" svg:y="12.5cm">
            <text:p text:style-name="P14">VisTile</text:p>
          </draw:rect>
          <draw:rect draw:style-name="gr8" draw:text-style-name="P20" draw:layer="layout" svg:width="5.5cm" svg:height="1.5cm" draw:transform="rotate (1.5707963267946) translate (12.5cm 19.5cm)">
            <text:p text:style-name="P14"><text:span text:style-name="T47">DATA</text:span></text:p>
          </draw:rect>
          <draw:rect draw:style-name="gr8" draw:text-style-name="P20" draw:layer="layout" svg:width="5.5cm" svg:height="1.5cm" draw:transform="rotate (1.5707963267946) translate (14cm 19.5cm)">
            <text:p text:style-name="P14"><text:span text:style-name="T47">PREDICT</text:span></text:p>
          </draw:rect>
          <draw:rect draw:style-name="gr8" draw:text-style-name="P20" draw:layer="layout" svg:width="5.5cm" svg:height="1.5cm" draw:transform="rotate (1.5707963267946) translate (15.5cm 19.5cm)">
            <text:p text:style-name="P14"><text:span text:style-name="T47">RESIDUALS</text:span></text:p>
          </draw:rect>
        </draw:g>
        <draw:rect draw:style-name="gr9" draw:text-style-name="P14" draw:layer="layout" svg:width="4.5cm" svg:height="1.5cm" svg:x="21cm" svg:y="13.5cm">
          <text:p text:style-name="P14">Spigot</text:p>
        </draw:rect>
        <draw:rect draw:style-name="gr9" draw:text-style-name="P14" draw:layer="layout" svg:width="4.5cm" svg:height="1.5cm" svg:x="21cm" svg:y="17cm">
          <text:p text:style-name="P14">Sink</text:p>
        </draw:rect>
        <draw:line draw:style-name="gr10" draw:text-style-name="P20" draw:layer="layout" svg:x1="3.5cm" svg:y1="15cm" svg:x2="13.5cm" svg:y2="15cm">
          <text:p text:style-name="P14"><text:span text:style-name="T47">req.input</text:span></text:p>
        </draw:line>
        <draw:line draw:style-name="gr11" draw:text-style-name="P21" draw:layer="layout" svg:x1="5cm" svg:y1="18.5cm" svg:x2="14.5cm" svg:y2="18.5cm">
          <text:p text:style-name="P14"><text:span text:style-name="T48">req.output</text:span></text:p>
        </draw:line>
        <draw:line draw:style-name="gr12" draw:text-style-name="P21" draw:layer="layout" svg:x1="13.5cm" svg:y1="14.5cm" svg:x2="21cm" svg:y2="14.5cm">
          <text:p text:style-name="P14"><text:span text:style-name="T48">Spigot</text:span><text:span text:style-name="T48"><text:line-break/></text:span><text:span text:style-name="T48">init</text:span></text:p>
        </draw:line>
        <draw:line draw:style-name="gr13" draw:text-style-name="P21" draw:layer="layout" svg:x1="14.5cm" svg:y1="18cm" svg:x2="21cm" svg:y2="18cm">
          <text:p text:style-name="P14"><text:span text:style-name="T48">Sink</text:span><text:span text:style-name="T48"><text:line-break/></text:span><text:span text:style-name="T48">init</text:span></text:p>
        </draw:lin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nvented it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4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9">_tdl_job_</text:span><text:span text:style-name="T50">foo</text:span><text:span text:style-name="T49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1">See </text:span><text:span text:style-name="T52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6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701cm" svg:x="2.088cm" svg:y="6.269cm" presentation:class="outline" presentation:user-transformed="true">
          <draw:text-box>
            <text:list text:style-name="L2">
              <text:list-item>
                <text:p text:style-name="P9"><text:span text:style-name="T51">See </text:span><text:span text:style-name="T52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we'll set up subtrees to compute the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9" draw:text-style-name="P12" draw:layer="layout" svg:width="25cm" svg:height="11.471cm" svg:x="2cm" svg:y="8cm" presentation:class="outline" presentation:user-transformed="true">
          <draw:text-box>
            <text:list text:style-name="L2">
              <text:list-item>
                <text:p text:style-name="P9"><text:span text:style-name="T16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16">The </text:span><text:span text:style-name="T42">Meq.Time</text:span><text:span text:style-name="T16"> node returns </text:span><text:span text:style-name="T41">f(t) = t</text:span></text:p>
              </text:list-item>
            </text:list>
            <text:list text:style-name="L2">
              <text:list-item>
                <text:p text:style-name="P9"><text:span text:style-name="T40">Combine with a </text:span><text:span text:style-name="T53">Meq.Sin</text:span><text:span text:style-name="T40"> node to compute </text:span><text:span text:style-name="T41">A*</text:span><text:span text:style-name="T40">sin</text:span><text:span text:style-name="T41">(Bt+C)</text:span></text:p>
              </text:list-item>
            </text:list>
            <text:list text:style-name="L2">
              <text:list-item>
                <text:p text:style-name="P9"><text:span text:style-name="T40">Generate random </text:span><text:span text:style-name="T41">A,B,C</text:span><text:span text:style-name="T40">'s per dipole (using Python's </text:span><text:span text:style-name="T53">random</text:span><text:span text:style-name="T40"> module)</text:span></text:p>
              </text:list-item>
            </text:list>
            <text:list text:style-name="L2">
              <text:list-item>
                <text:p text:style-name="P9"><text:span text:style-name="T53">Meq.Polar</text:span><text:span text:style-name="T40"> builds x*exp(</text:span><text:span text:style-name="T41">iy</text:span><text:span text:style-name="T40">)</text:span></text:p>
              </text:list-item>
            </text:list>
            <text:list text:style-name="L2">
              <text:list-item>
                <text:p text:style-name="P9"><text:span text:style-name="T40">Run the tree (load up the “G Jones” bookmark).</text:span></text:p>
              </text:list-item>
            </text:list>
            <text:list text:style-name="L2">
              <text:list-item>
                <text:p text:style-name="P9"><text:span text:style-name="T40">Make a map.</text:span></text:p>
              </text:list-item>
            </text:list>
          </draw:text-box>
        </draw:frame>
        <draw:frame draw:style-name="gr2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20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41">N</text:span><text:span text:style-name="T54">time</text:span><text:span text:style-name="T16">x</text:span><text:span text:style-name="T41">N</text:span><text:span text:style-name="T54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40"> is constant, </text:span><text:span text:style-name="T17">G</text:span><text:span text:style-name="T40">'s are variable in time, and </text:span><text:span text:style-name="T17">K</text:span><text:span text:style-name="T40">'s are variable in time-freq.</text:span></text:p>
              </text:list-item>
            </text:list>
            <text:list text:style-name="L2">
              <text:list-item>
                <text:p text:style-name="P9"><text:span text:style-name="T40">If we reorder the terms as follows (</text:span><text:span text:style-name="T17">K</text:span><text:span text:style-name="T40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11.5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41">N</text:span><text:span text:style-name="T54">freq</text:span><text:span text:style-name="T16">x2 + </text:span><text:span text:style-name="T41">N</text:span><text:span text:style-name="T54">time</text:span><text:span text:style-name="T16">x</text:span><text:span text:style-name="T41">N</text:span><text:span text:style-name="T54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40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20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21">“</text:span><text:span text:style-name="T21">Premature optimization is the the root of all evil.”</text:span><text:span text:style-name="T21"><text:line-break/></text:span><text:span text:style-name="T21"><text:tab/></text:span><text:span text:style-name="T43">-- Donald Knuth</text:span></text:p>
              </text:list-item>
            </text:list>
            <text:list text:style-name="L5">
              <text:list-item>
                <text:p text:style-name="P22"><text:span text:style-name="T21">“</text:span><text:span text:style-name="T21">More computing sins are committed in the name of efficiency (without necessarily achieving it) than for any other single reason – including blind stupidity.”</text:span><text:span text:style-name="T21"><text:line-break/></text:span><text:span text:style-name="T21"><text:tab/></text:span><text:span text:style-name="T43">-- W.A. Wulf</text:span></text:p>
              </text:list-item>
            </text:list>
            <text:list text:style-name="L5">
              <text:list-item>
                <text:p text:style-name="P22"><text:span text:style-name="T43"/></text:p>
              </text:list-item>
            </text:list>
            <text:list text:style-name="L2">
              <text:list-item>
                <text:p text:style-name="P9"><text:span text:style-name="T45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5">...and where the problem lies.</text:span></text:p>
              </text:list-item>
            </text:list>
            <text:list text:style-name="L2">
              <text:list-item>
                <text:p text:style-name="P9"><text:span text:style-name="T45">Jones terms don't always commute, so think carefully before moving them around.</text:span></text:p>
              </text:list-item>
            </text:list>
          </draw:text-box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6" draw:text-style-name="P12" draw:layer="layout" svg:width="24.412cm" svg:height="5.799cm" svg:x="1.5cm" svg:y="5.931cm" presentation:class="outline" presentation:user-transformed="true">
          <draw:text-box>
            <text:list text:style-name="L2">
              <text:list-item>
                <text:p text:style-name="P9"><text:span text:style-name="T51">Use </text:span><text:span text:style-name="T52">Day2/demo3-predict-ps-gain.py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41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9"><text:span text:style-name="T16">Pick random </text:span><text:span text:style-name="T41">a</text:span><text:span text:style-name="T54">p</text:span><text:span text:style-name="T16">'s in the range [1e-10,1e-9]</text:span></text:p>
              </text:list-item>
            </text:list>
            <text:list text:style-name="L2">
              <text:list-item>
                <text:p text:style-name="P9"><text:span text:style-name="T16">For </text:span><text:span text:style-name="T55"></text:span><text:span text:style-name="T56">0</text:span><text:span text:style-name="T16">, create placeholder </text:span><text:span text:style-name="T25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41">QUV</text:span><text:span text:style-name="T40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2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12" draw:layer="layout" svg:width="25.5cm" svg:height="9.24cm" svg:x="1.5cm" svg:y="5.5cm" presentation:class="outline" presentation:user-transformed="true">
          <draw:text-box>
            <text:list text:style-name="L2">
              <text:list-item>
                <text:p text:style-name="P9"><text:span text:style-name="T57">Use </text:span><text:span text:style-name="T58">Day2/demo3-predict-ps-gain.py </text:span><text:span text:style-name="T59">as a starting point. </text:span></text:p>
              </text:list-item>
            </text:list>
            <text:list text:style-name="L2">
              <text:list-item>
                <text:p text:style-name="P9"><text:span text:style-name="T24">Reuse the gain terms from Exercise 1.</text:span></text:p>
              </text:list-item>
            </text:list>
            <text:list text:style-name="L2">
              <text:list-item>
                <text:p text:style-name="P9"><text:span text:style-name="T59">Add a </text:span><text:span text:style-name="T17">P</text:span><text:span text:style-name="T59"> term to model sky rotation.</text:span></text:p>
              </text:list-item>
            </text:list>
            <text:list text:style-name="L2">
              <text:list-item>
                <text:p text:style-name="P9"><text:span text:style-name="T59">Produce MFS maps of </text:span><text:span text:style-name="T60">IQUV</text:span><text:span text:style-name="T59"> flux.</text:span></text:p>
              </text:list-item>
            </text:list>
            <text:list text:style-name="L2">
              <text:list-item>
                <text:p text:style-name="P9"><text:span text:style-name="T59">Hint: </text:span><text:span text:style-name="T42">Meq.ParAngle</text:span><text:span text:style-name="T59"> computes the P.A. as a function of time. It expects a </text:span><text:span text:style-name="T61">radec</text:span><text:span text:style-name="T59"> child (phase center), and an </text:span><text:span text:style-name="T61">xyz</text:span><text:span text:style-name="T59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5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UFOs</text:p>
          </draw:text-box>
        </draw:frame>
        <draw:frame presentation:style-name="pr16" draw:text-style-name="P12" draw:layer="layout" svg:width="23.912cm" svg:height="3.505cm" svg:x="2.5cm" svg:y="5.5cm" presentation:class="outline" presentation:user-transformed="true">
          <draw:text-box>
            <text:list text:style-name="L2">
              <text:list-item>
                <text:p text:style-name="P9"><text:span text:style-name="T57">Use </text:span><text:span text:style-name="T58">Day2/demo2-predict-ps-image.py </text:span><text:span text:style-name="T59">as a starting point. </text:span></text:p>
              </text:list-item>
            </text:list>
            <text:list text:style-name="L2">
              <text:list-item>
                <text:p text:style-name="P9"><text:span text:style-name="T59">Make the source move:</text:span><text:span text:style-name="T42"> </text:span></text:p>
              </text:list-item>
            </text:list>
          </draw:text-box>
        </draw:frame>
        <draw:frame draw:style-name="gr2" draw:layer="layout" svg:width="14.178cm" svg:height="4.6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6" draw:text-style-name="P12" draw:layer="layout" svg:width="23.912cm" svg:height="4.744cm" svg:x="2.5cm" svg:y="15.5cm" presentation:class="outline" presentation:user-transformed="true">
          <draw:text-box>
            <text:list text:style-name="L2">
              <text:list-item>
                <text:p text:style-name="P9"><text:span text:style-name="T59">For </text:span><text:span text:style-name="T60">t</text:span><text:span text:style-name="T62">0</text:span><text:span text:style-name="T59"> </text:span><text:span text:style-name="T63"></text:span><text:span text:style-name="T64">0</text:span><text:span text:style-name="T65"> </text:span><text:span text:style-name="T66"></text:span><text:span text:style-name="T67">1</text:span><text:span text:style-name="T68"> </text:span><text:span text:style-name="T59">use placeholder constants:</text:span><text:span text:style-name="T59"><text:line-break/></text:span><text:span text:style-name="T69">(ns.time0&lt;&lt;0); (ns.freq0&lt;&lt;0);</text:span><text:span text:style-name="T69"> (ns.freq1&lt;&lt;0); </text:span><text:span text:style-name="T70"><text:line-break/></text:span><text:span text:style-name="T59">the header script will initialize them for you.</text:span></text:p>
              </text:list-item>
            </text:list>
            <text:list text:style-name="L2">
              <text:list-item>
                <text:p text:style-name="P9"><text:span text:style-name="T59">Produce a per-channel map.</text:span><text:span text:style-name="T42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4:<text:line-break/>Simulating a Transient</text:p>
          </draw:text-box>
        </draw:frame>
        <draw:frame presentation:style-name="pr16" draw:text-style-name="P12" draw:layer="layout" svg:width="23.912cm" svg:height="4.589cm" svg:x="2.5cm" svg:y="5.5cm" presentation:class="outline" presentation:user-transformed="true">
          <draw:text-box>
            <text:list text:style-name="L2">
              <text:list-item>
                <text:p text:style-name="P9"><text:span text:style-name="T59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59">For bonus points, make the source narrow-band.</text:span></text:p>
              </text:list-item>
            </text:list>
          </draw:text-box>
        </draw:frame>
        <draw:custom-shape draw:style-name="gr14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presentation:footer/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16T21:24:15</dc:date>
    <meta:print-date>2006-10-16T20:42:10</meta:print-date>
    <dc:language>en-US</dc:language>
    <meta:editing-cycles>73</meta:editing-cycles>
    <meta:editing-duration>P8DT7H24M9S</meta:editing-duration>
    <meta:user-defined meta:name="Info 1"/>
    <meta:user-defined meta:name="Info 2"/>
    <meta:user-defined meta:name="Info 3"/>
    <meta:user-defined meta:name="Info 4"/>
    <meta:document-statistic meta:object-count="2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+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(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)</math:mo>
          </math:mrow>
          <math:mfrac>
            <math:mrow>
              <math:mo math:stretchy="false">ν</math:mo>
              <math:mo math:stretchy="false">−</math:mo>
              <math:msub>
                <math:mo math:stretchy="false">ν</math:mo>
                <math:mn>0</math:mn>
              </math:msub>
            </math:mrow>
            <math:mrow>
              <math:msub>
                <math:mo math:stretchy="false">ν</math:mo>
                <math:mn>1</math:mn>
              </math:msub>
              <math:mo math:stretchy="false">−</math:mo>
              <math:msub>
                <math:mo math:stretchy="false">ν</math:mo>
                <math:mn>0</math:mn>
              </math:msub>
            </math:mrow>
          </math:mfrac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{%nu-%nu_0} over {%nu_1-%nu_0} newline
%l_0=%m_0=0, ~~ dot %l, dot %m = .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+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